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02E0000002E8A06B805.png" manifest:media-type="image/png"/>
  <manifest:file-entry manifest:full-path="Pictures/1000020100000373000000CFA6737352.png" manifest:media-type="image/png"/>
  <manifest:file-entry manifest:full-path="Pictures/100000000000034A000001B88A006968.jpg" manifest:media-type="image/jpeg"/>
  <manifest:file-entry manifest:full-path="Pictures/100000000000013B000000A09B2C7D81.jpg" manifest:media-type="image/jpeg"/>
  <manifest:file-entry manifest:full-path="Pictures/10000201000000C40000001B369B2DB0.png" manifest:media-type="image/png"/>
  <manifest:file-entry manifest:full-path="Pictures/100000000000003400000034092DD434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2E200000302E1064AAE.jpg" manifest:media-type="image/jpeg"/>
  <manifest:file-entry manifest:full-path="Pictures/100002010000012C000000EA6E4A6DA8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" svg:font-family="Arial"/>
    <style:font-face style:name="Calibri1" svg:font-family="Calibri"/>
    <style:font-face style:name="Century Gothic3" svg:font-family="'Century Gothic'"/>
    <style:font-face style:name="DejaVu Sans2" svg:font-family="'DejaVu Sans'"/>
    <style:font-face style:name="Droid Sans Fallback2" svg:font-family="'Droid Sans Fallback'"/>
    <style:font-face style:name="OpenSymbol2" svg:font-family="OpenSymbol, 'Arial Unicode MS'"/>
    <style:font-face style:name="WenQuanYi Micro Hei1" svg:font-family="'WenQuanYi Micro Hei'"/>
    <style:font-face style:name="Century Gothic4" svg:font-family="'Century Gothic'" style:font-family-generic="swiss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Century Gothic2" svg:font-family="'Century Gothic'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5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5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2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54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6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66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8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7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9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89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91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9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0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02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03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0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5" style:family="graphic" style:parent-style-name="standard" style:list-style-name="L6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06" style:family="graphic" style:parent-style-name="standard" style:list-style-name="L6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07" style:family="graphic" style:parent-style-name="standard" style:list-style-name="L6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08" style:family="graphic" style:parent-style-name="standard" style:list-style-name="L6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09" style:family="graphic" style:parent-style-name="standard" style:list-style-name="L6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10" style:family="graphic" style:parent-style-name="standard" style:list-style-name="L6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11" style:family="graphic" style:parent-style-name="standard" style:list-style-name="L6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12" style:family="graphic" style:parent-style-name="standard" style:list-style-name="L6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title">
      <style:graphic-properties fo:min-height="0.888cm"/>
    </style:style>
    <style:style style:name="pr8" style:family="presentation" style:parent-style-name="Title_20_and_20_Content-outline1" style:list-style-name="L3">
      <style:graphic-properties fo:min-height="8.893cm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Default-title">
      <style:graphic-properties fo:min-height="0.888cm"/>
    </style:style>
    <style:style style:name="pr11" style:family="presentation" style:parent-style-name="Default-notes">
      <style:graphic-properties draw:fill-color="#ffffff" fo:min-height="13.365cm"/>
    </style:style>
    <style:style style:name="pr12" style:family="presentation" style:parent-style-name="Title_20_and_20_Content-outline1">
      <style:graphic-properties fo:min-height="8.893cm"/>
    </style:style>
    <style:style style:name="pr13" style:family="presentation" style:parent-style-name="Default-outline1">
      <style:graphic-properties draw:stroke="none" draw:fill="none" fo:min-height="0.662cm"/>
    </style:style>
    <style:style style:name="pr14" style:family="presentation" style:parent-style-name="Address-notes">
      <style:graphic-properties draw:fill-color="#ffffff" fo:min-height="13.365cm"/>
    </style:style>
    <style:style style:name="pr15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text-properties fo:font-size="20pt"/>
    </style:style>
    <style:style style:name="P5" style:family="paragraph">
      <style:text-properties style:font-name="Century Gothic4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9.80000019073486p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color="#000000" fo:font-size="9.80000019073486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 style:font-independent-line-spacing="true"/>
      <style:text-properties fo:font-size="9.80000019073486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 fo:text-align="start" style:font-independent-line-spacing="true"/>
      <style:text-properties fo:font-size="9.80000019073486pt"/>
    </style:style>
    <style:style style:name="P14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15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color="#000000" fo:font-size="16pt" style:font-size-asian="16pt" style:font-size-complex="16p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color="#000000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color="#000000"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margin-top="0cm" fo:margin-bottom="0cm" fo:line-height="100%" fo:text-align="start" style:font-independent-line-spacing="true"/>
      <style:text-properties fo:color="#000000" fo:font-size="18pt" style:font-size-asian="18pt" style:font-size-complex="18pt"/>
    </style:style>
    <style:style style:name="P2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roid Sans Fallback2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4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1f1a17" style:text-line-through-style="none" style:text-line-through-type="none" style:text-position="0% 100%" style:font-name="Century Gothic3" fo:font-size="16pt" fo:letter-spacing="normal" fo:font-style="normal" style:text-underline-style="none" fo:font-weight="normal" style:font-name-asian="Droid Sans Fallback2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.80000019073486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roid Sans Fallback2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9.80000019073486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16pt" style:font-size-asian="20pt" style:font-size-complex="20pt"/>
    </style:style>
    <style:style style:name="T10" style:family="text">
      <style:text-properties style:font-name="Century Gothic4" fo:font-size="16pt" style:font-size-asian="16pt" style:font-size-complex="16pt"/>
    </style:style>
    <style:style style:name="T11" style:family="text">
      <style:text-properties style:font-name="Century Gothic4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Droid Sans Fallback2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9.80000019073486pt" fo:letter-spacing="normal" fo:font-style="normal" style:text-underline-style="none" fo:font-weight="normal" style:font-name-asian="WenQuanYi Micro Hei1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roid Sans Fallback2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6699" style:text-line-through-style="none" style:text-line-through-type="none" style:text-position="0% 100%" style:font-name="Arial" fo:font-size="26pt" fo:letter-spacing="normal" fo:font-style="normal" style:text-underline-style="none" fo:font-weight="bold" style:font-name-asian="Droid Sans Fallback2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6699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roid Sans Fallback2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9.80000019073486pt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roid Sans Fallback2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Droid Sans Fallback2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9" draw:id="id9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V4L2 Framework</text:span></text:p>
          </draw:text-box>
        </draw:frame>
        <draw:frame draw:name="Text Placeholder 2" presentation:style-name="pr2" draw:text-style-name="P3" draw:layer="layout" svg:width="6cm" svg:height="2.057cm" svg:x="14.2cm" svg:y="7.4cm" presentation:class="outline" presentation:user-transformed="true">
          <draw:text-box>
            <text:list text:style-name="L2">
              <text:list-header>
                <text:p>By,</text:p>
                <text:p>RB Jagadeesh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0" xml:id="id10" draw:id="id10">
        <office:forms form:automatic-focus="false" form:apply-design-mode="false"/>
        <draw:frame draw:name="Title 2" presentation:style-name="pr4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1">Contents</text:span></text:p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2">V4l2 introduction</text:span></text:p>
              </text:list-item>
              <text:list-item>
                <text:p text:style-name="P1"><text:span text:style-name="T2">Terminology</text:span></text:p>
              </text:list-item>
              <text:list-item>
                <text:p text:style-name="P1"><text:span text:style-name="T2">Registration of v4l2 with UVC driver</text:span></text:p>
              </text:list-item>
              <text:list-item>
                <text:p text:style-name="P1"><text:span text:style-name="T2">Application interacting with v4l2 </text:span></text:p>
                <text:p text:style-name="P1"><text:span text:style-name="T2"/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11" draw:id="id11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list text:style-name="L1">
              <text:list-header>
                <text:p><text:span text:style-name="T3">V4L2 </text:span></text:p>
              </text:list-header>
            </text:list>
          </draw:text-box>
        </draw:frame>
        <draw:frame presentation:style-name="pr8" draw:text-style-name="P5" draw:layer="layout" svg:width="19.616cm" svg:height="9.143cm" svg:x="0.347cm" svg:y="1.482cm" presentation:class="outline" presentation:user-transformed="true">
          <draw:text-box>
            <text:list text:style-name="L3">
              <text:list-item>
                <text:p><text:span text:style-name="T4">video for Linux 2 is a set of APIs and standards for handling video devices on Linux.</text:span></text:p>
              </text:list-item>
              <text:list-item>
                <text:p><text:span text:style-name="T4">all the v4l2 devices would be char type device and each devices get represented by its names in the /dev tree like /dev/video.</text:span></text:p>
              </text:list-item>
              <text:list-item>
                <text:p><text:span text:style-name="T4">v4l2 API includes a very long list of driver callbacks to respond to many ioctl() commands made available to user space.</text:span></text:p>
              </text:list-item>
            </text:list>
            <text:p><text:span text:style-name="T4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2" draw:text-style-name="P6" draw:layer="layout" svg:width="20.315cm" svg:height="0.526cm" svg:x="0cm" svg:y="10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.485cm" svg:height="0.382cm" svg:x="17.103cm" svg:y="10.341cm">
          <draw:image xlink:href="Pictures/10000201000000C40000001B369B2DB0.png" xlink:type="simple" xlink:show="embed" xlink:actuate="onLoad">
            <text:p/>
          </draw:image>
        </draw:frame>
        <draw:line draw:name="Line 2" draw:style-name="gr4" draw:text-style-name="P6" draw:layer="layout" svg:x1="0.344cm" svg:y1="1.391cm" svg:x2="16.599cm" svg:y2="1.391cm">
          <text:p/>
        </draw:line>
        <draw:line draw:name="Line 3" draw:style-name="gr5" draw:text-style-name="P6" draw:layer="layout" svg:x1="16.668cm" svg:y1="1.391cm" svg:x2="19.97cm" svg:y2="1.391cm">
          <text:p/>
        </draw:line>
        <draw:line draw:name="Line 4" draw:style-name="gr5" draw:text-style-name="P6" draw:layer="layout" svg:x1="0.434cm" svg:y1="10.014cm" svg:x2="16.689cm" svg:y2="10.014cm">
          <text:p/>
        </draw:line>
        <draw:line draw:name="Line 5" draw:style-name="gr4" draw:text-style-name="P6" draw:layer="layout" svg:x1="16.726cm" svg:y1="10.014cm" svg:x2="20.028cm" svg:y2="10.014cm">
          <text:p/>
        </draw:line>
        <draw:custom-shape draw:name="CustomShape 6" draw:style-name="gr6" draw:text-style-name="P8" draw:layer="layout" svg:width="0.113cm" svg:height="0.367cm" svg:x="6.266cm" svg:y="1.63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8" draw:layer="layout" svg:width="0.113cm" svg:height="0.366cm" svg:x="1.278cm" svg:y="2.453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8" draw:layer="layout" svg:width="0.113cm" svg:height="0.366cm" svg:x="1.278cm" svg:y="4.08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8" draw:layer="layout" svg:width="0.113cm" svg:height="0.366cm" svg:x="1.278cm" svg:y="5.72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8" draw:layer="layout" svg:width="0.113cm" svg:height="0.366cm" svg:x="1.278cm" svg:y="7.354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8" draw:layer="layout" svg:width="0.113cm" svg:height="0.366cm" svg:x="1.278cm" svg:y="9.65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8" draw:layer="layout" svg:width="0.113cm" svg:height="0.366cm" svg:x="1.278cm" svg:y="11.289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8" draw:layer="layout" svg:width="0.113cm" svg:height="0.367cm" svg:x="1.278cm" svg:y="12.10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" draw:text-style-name="P8" draw:layer="layout" svg:width="0.001cm" svg:height="0.924cm" svg:x="6.789cm" svg:y="0.152cm"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8" draw:layer="layout" svg:width="19.289cm" svg:height="7.668cm" svg:x="0.3cm" svg:y="1.973cm">
          <text:p text:style-name="P7"><text:span text:style-name="T7"><text:s text:c="2"/>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6" draw:layer="layout" svg:width="0.361cm" svg:height="0.647cm" svg:x="5.805cm" svg:y="5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7" draw:text-style-name="P9" draw:layer="layout" svg:width="11.046cm" svg:height="1.049cm" svg:x="0.799cm" svg:y="0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" draw:text-style-name="P8" draw:layer="layout" svg:width="19.532cm" svg:height="7.772cm" svg:x="0.544cm" svg:y="1.973cm"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9" draw:text-style-name="P6" draw:layer="layout" svg:width="2.922cm" svg:height="0.76cm" svg:x="5.369cm" svg:y="1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19" draw:text-style-name="P6" draw:layer="layout" svg:width="4.643cm" svg:height="0.978cm" svg:x="4.644cm" svg:y="4.137cm">
          <text:p/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19" draw:text-style-name="P6" draw:layer="layout" svg:width="4.643cm" svg:height="1.087cm" svg:x="4.644cm" svg:y="6.532cm">
          <text:p/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3" draw:style-name="gr20" draw:text-style-name="P11" draw:layer="layout" svg:width="4.062cm" svg:height="0.76cm" svg:x="4.789cm" svg:y="9.036cm">
          <text:p text:style-name="P10"><text:span text:style-name="T8">Camera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25" draw:style-name="gr21" draw:text-style-name="P6" draw:layer="layout" svg:x1="6.821cm" svg:y1="2.722cm" svg:x2="6.821cm" svg:y2="4.137cm">
          <text:p/>
        </draw:line>
        <draw:line draw:name="Line 26" draw:style-name="gr21" draw:text-style-name="P6" draw:layer="layout" svg:x1="5.691cm" svg:y1="5.116cm" svg:x2="5.691cm" svg:y2="6.64cm">
          <text:p/>
        </draw:line>
        <draw:line draw:name="Line 27" draw:style-name="gr21" draw:text-style-name="P6" draw:layer="layout" svg:x1="6.8cm" svg:y1="7.619cm" svg:x2="6.8cm" svg:y2="9.036cm">
          <text:p/>
        </draw:line>
        <draw:line draw:name="Line 30" draw:style-name="gr22" draw:text-style-name="P6" draw:layer="layout" svg:x1="1.161cm" svg:y1="3.048cm" svg:x2="19.012cm" svg:y2="3.048cm">
          <text:p/>
        </draw:line>
        <draw:line draw:name="Line 31" draw:style-name="gr22" draw:text-style-name="P6" draw:layer="layout" svg:x1="1.016cm" svg:y1="8.165cm" svg:x2="19.303cm" svg:y2="8.165cm">
          <text:p/>
        </draw:line>
        <draw:custom-shape draw:name="CustomShape 32" draw:style-name="gr23" draw:text-style-name="P13" draw:layer="layout" svg:width="1.304cm" svg:height="0.522cm" svg:x="6.386cm" svg:y="2.068cm">
          <text:p text:style-name="P12"><text:span text:style-name="T8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4" draw:text-style-name="P13" draw:layer="layout" svg:width="2.584cm" svg:height="0.523cm" svg:x="5.805cm" svg:y="4.572cm">
          <text:p text:style-name="P12"><text:span text:style-name="T8">V4L2-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5" draw:text-style-name="P13" draw:layer="layout" svg:width="2.756cm" svg:height="0.909cm" svg:x="5.805cm" svg:y="6.601cm">
          <text:p text:style-name="P12"><text:span text:style-name="T8">Camera Driver</text:span></text:p>
          <text:p text:style-name="P12"><text:span text:style-name="T8">(UVC Dri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6" draw:text-style-name="P13" draw:layer="layout" svg:width="2.869cm" svg:height="0.534cm" svg:x="16.446cm" svg:y="2.394cm">
          <text:p text:style-name="P12"><text:span text:style-name="T8">User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7" draw:text-style-name="P13" draw:layer="layout" svg:width="3.121cm" svg:height="0.522cm" svg:x="16.436cm" svg:y="3.171cm">
          <text:p text:style-name="P12"><text:span text:style-name="T8">Kernel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8" draw:text-style-name="P13" draw:layer="layout" svg:width="2.354cm" svg:height="0.522cm" svg:x="16.835cm" svg:y="8.294cm">
          <text:p text:style-name="P12"><text:span text:style-name="T8">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1" draw:text-style-name="P6" draw:layer="layout" svg:x1="8.272cm" svg:y1="6.531cm" svg:x2="8.272cm" svg:y2="5.116cm">
          <text:p/>
        </draw:line>
        <draw:frame presentation:style-name="pr10" draw:text-style-name="P1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 text:style-name="P1"><text:span text:style-name="T3">V4L2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36cm" svg:x="3.074cm" svg:y="2.257cm" draw:page-number="4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0" xml:id="id12" draw:id="id12">
        <office:forms form:automatic-focus="false" form:apply-design-mode="false"/>
        <draw:frame draw:name="Title 2" presentation:style-name="pr4" draw:text-style-name="P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><text:span text:style-name="T2">Terminology</text:span></text:p>
              </text:list-header>
            </text:list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2">Resolution</text:span></text:p>
              </text:list-item>
              <text:list-item>
                <text:p text:style-name="P1"><text:span text:style-name="T2">Aspect Ratio</text:span></text:p>
              </text:list-item>
              <text:list-item>
                <text:p text:style-name="P1"><text:span text:style-name="T2">color conversion</text:span></text:p>
              </text:list-item>
              <text:list-item>
                <text:p text:style-name="P1"><text:span text:style-name="T2">Frame rate</text:span></text:p>
                <text:p text:style-name="P1"><text:span text:style-name="T2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0" xml:id="id13" draw:id="id13">
        <office:forms form:automatic-focus="false" form:apply-design-mode="false"/>
        <draw:frame draw:name="Title 2" presentation:style-name="pr4" draw:text-style-name="P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><text:span text:style-name="T2">Terminology</text:span></text:p>
              </text:list-header>
            </text:list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2">Resolution: Resolution is number of pixels arranged horizontally and vertically on a monitor.</text:span></text:p>
              </text:list-item>
              <text:list-item>
                <text:p text:style-name="P1"><text:span text:style-name="T2">Most common resolutions : 720P (HD), 1080P (Full HD), 1440P (QHD), 4K – 2160P (Ultra HD), 8K – 4320P (Ultra HD)</text:span></text:p>
              </text:list-item>
              <text:list-item>
                <text:p text:style-name="P1"><text:span text:style-name="T2">720p and 720i </text:span></text:p>
              </text:list-item>
              <text:list-item>
                <text:p text:style-name="P1"><text:span text:style-name="T2">P stands for progressive </text:span></text:p>
              </text:list-item>
              <text:list-item>
                <text:p text:style-name="P1"><text:span text:style-name="T2">I stands for interlaced</text:span></text:p>
                <text:p text:style-name="P1"><text:span text:style-name="T2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0" xml:id="id14" draw:id="id14">
        <office:forms form:automatic-focus="false" form:apply-design-mode="false"/>
        <draw:frame draw:name="Title 2" presentation:style-name="pr4" draw:text-style-name="P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><text:span text:style-name="T2">Terminology</text:span></text:p>
              </text:list-header>
            </text:list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2">Aspect Ratio : Aspect ratio is relation between width and height </text:span></text:p>
              </text:list-item>
              <text:list-item>
                <text:p text:style-name="P1"><text:span text:style-name="T2">Depending on the aspect ratio of your display, you are able to use only resolutions that are specific to its width and height.</text:span></text:p>
              </text:list-item>
              <text:list-item>
                <text:p text:style-name="P1"><text:span text:style-name="T2">4:3 aspect ratio resolutions: 640×480, 960×720, 1024×768, 1440×1080 and 2048×1536.</text:span></text:p>
              </text:list-item>
              <text:list-item>
                <text:p text:style-name="P1"><text:span text:style-name="T2">16:10 aspect ratio resolutions: 1280×800, 1440×900.</text:span></text:p>
              </text:list-item>
              <text:list-item>
                <text:p text:style-name="P1"><text:span text:style-name="T2">16:9 aspect ratio resolutions:1280×720, 1920×1080, 2560×1440 and 3840×2160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15" draw:id="id15">
        <office:forms form:automatic-focus="false" form:apply-design-mode="false"/>
        <draw:frame draw:name="Title 2" presentation:style-name="pr4" draw:text-style-name="P14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><text:span text:style-name="T9">Terminology</text:span></text:p>
              </text:list-header>
            </text:list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10">RGB : </text:span><text:span text:style-name="T11">RGB color space or RGB color system constructs all the colors from the combination of the Red, Green and Blue colors.</text:span></text:p>
              </text:list-item>
              <text:list-item>
                <text:p><text:span text:style-name="T11">The red, green and blue use 8 bits each, which have integer values from 0 to 255. This makes 256*256*256=16777216 possible colors.</text:span></text:p>
              </text:list-item>
            </text:list>
            <text:list text:style-name="L3">
              <text:list-item>
                <text:p><text:span text:style-name="T11">YUV : YUV is a way of breaking the brightness and colors in the image down into numbers.</text:span></text:p>
              </text:list-item>
              <text:list-item>
                <text:p><text:span text:style-name="T11">Y → Luminance and UV → Chrominance</text:span></text:p>
              </text:list-item>
            </text:list>
            <text:list text:style-name="L4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16" draw:id="id16">
        <office:forms form:automatic-focus="false" form:apply-design-mode="false"/>
        <draw:frame draw:name="Title 2" presentation:style-name="pr4" draw:text-style-name="P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><text:span text:style-name="T9">Terminology</text:span></text:p>
              </text:list-header>
            </text:list>
          </draw:text-box>
        </draw:frame>
        <draw:frame draw:name="Content Placeholder 4" presentation:style-name="pr5" draw:text-style-name="P1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Most cameras take the light coming into the lens, and convert that into 3 sets of numbers, one for Red, one for Green, and one for Blue(RGB).</text:p>
              </text:list-item>
              <text:list-item>
                <text:p>If we need to lower the brightness uniformly on an image, we need to do it to all 3 colors. There’s also a LOT of redundancy in the data.</text:p>
              </text:list-item>
              <text:list-item>
                <text:p>To solve this there we need to convert from RGB to YUV.</text:p>
              </text:list-item>
              <text:list-item>
                <text:p>Which breaks the signal down into a Y, or luminance channel, and 2 channels that store color info without brightness info – a Blue channel and a Red channel that don’t contain any brightness.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7" draw:id="id1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list text:style-name="L1">
              <text:list-header>
                <text:p><text:span text:style-name="T2">Terminology</text:span></text:p>
              </text:list-header>
            </text:list>
          </draw:text-box>
        </draw:frame>
        <draw:frame presentation:style-name="pr12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>Frame rate :</text:p>
              </text:list-header>
              <text:list-item>
                <text:p>Frame rate is known as frames per second and fps.</text:p>
              </text:list-item>
              <text:list-item>
                <text:p>The rate at which consecutive images called frames are displayed on display.</text:p>
              </text:list-item>
              <text:list-item>
                <text:p>Common fps : 24fps, 30fps and 60fps.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 xml:id="id18" draw:id="id18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list text:style-name="L1">
              <text:list-header>
                <text:p><text:span text:style-name="T2">Registration of v4l2 with UVC driver</text:span></text:p>
              </text:list-header>
            </text:list>
          </draw:text-box>
        </draw:frame>
        <draw:custom-shape draw:style-name="gr29" draw:text-style-name="P16" xml:id="id2" draw:id="id2" draw:layer="layout" svg:width="4.2cm" svg:height="0.918cm" svg:x="0.4cm" svg:y="1.482cm">
          <text:p text:style-name="P16">uvc_probe()</text:p>
          <draw:enhanced-geometry svg:viewBox="0 0 21600 21600" draw:type="rectangle" draw:enhanced-path="M 0 0 L 21600 0 21600 21600 0 21600 0 0 Z N"/>
        </draw:custom-shape>
        <draw:custom-shape draw:style-name="gr29" draw:text-style-name="P16" xml:id="id1" draw:id="id1" draw:layer="layout" svg:width="7cm" svg:height="0.8cm" svg:x="3cm" svg:y="3.2cm">
          <text:p text:style-name="P16">V4L2_device_register()</text:p>
          <draw:enhanced-geometry svg:viewBox="0 0 21600 21600" draw:type="rectangle" draw:enhanced-path="M 0 0 L 21600 0 21600 21600 0 21600 0 0 Z N"/>
        </draw:custom-shape>
        <draw:connector draw:style-name="gr30" draw:text-style-name="P16" draw:layer="layout" draw:type="lines" svg:x1="10cm" svg:y1="3.6cm" svg:x2="10.495cm" svg:y2="4.645cm" draw:start-shape="id1" svg:d="M10000 3600h501l-6 1045" svg:viewBox="0 0 502 1046">
          <text:p/>
        </draw:connector>
        <draw:connector draw:style-name="gr30" draw:text-style-name="P16" draw:layer="layout" draw:type="lines" svg:x1="4.6cm" svg:y1="1.941cm" svg:x2="5.056cm" svg:y2="3.234cm" draw:start-shape="id2" draw:start-glue-point="1" svg:d="M4600 1941h501l-45 1293" svg:viewBox="0 0 502 1294">
          <text:p/>
        </draw:connector>
        <draw:custom-shape draw:style-name="gr29" draw:text-style-name="P16" xml:id="id3" draw:id="id3" draw:layer="layout" svg:width="5.8cm" svg:height="1cm" svg:x="8cm" svg:y="4.6cm">
          <text:p text:style-name="P16">uvc_register_video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16" xml:id="id6" draw:id="id6" draw:layer="layout" draw:type="line" svg:x1="10.9cm" svg:y1="5.6cm" svg:x2="10.877cm" svg:y2="10.466cm" draw:start-shape="id3" draw:start-glue-point="2" draw:end-shape="id4" draw:end-glue-point="2" svg:d="M10900 5600l-23 4866" svg:viewBox="0 0 24 4867">
          <text:p/>
        </draw:connector>
        <draw:connector draw:style-name="gr30" draw:text-style-name="P16" draw:layer="layout" draw:type="line" svg:x1="10.848cm" svg:y1="6.938cm" svg:x2="13.4cm" svg:y2="6.9cm" draw:end-shape="id5" svg:d="M10848 6938l2552-38" svg:viewBox="0 0 2553 39">
          <text:p/>
        </draw:connector>
        <draw:connector draw:style-name="gr30" draw:text-style-name="P16" draw:layer="layout" draw:type="line" svg:x1="10.888cm" svg:y1="8.033cm" svg:x2="13.4cm" svg:y2="8cm" draw:start-shape="id6" draw:start-glue-point="0" draw:end-shape="id7" draw:end-glue-point="3" svg:d="M10888 8033l2512-33" svg:viewBox="0 0 2513 34">
          <text:p/>
        </draw:connector>
        <draw:connector draw:style-name="gr30" draw:text-style-name="P16" draw:layer="layout" draw:type="line" svg:x1="10.848cm" svg:y1="9.378cm" svg:x2="13.435cm" svg:y2="9.4cm" svg:d="M10848 9378l2587 22" svg:viewBox="0 0 2588 23">
          <text:p/>
        </draw:connector>
        <draw:connector draw:style-name="gr30" draw:text-style-name="P16" xml:id="id4" draw:id="id4" draw:layer="layout" draw:type="line" svg:x1="10.877cm" svg:y1="10.466cm" svg:x2="13.4cm" svg:y2="10.4cm" draw:end-shape="id8" draw:end-glue-point="3" svg:d="M10877 10466l2523-66" svg:viewBox="0 0 2524 67">
          <text:p/>
        </draw:connector>
        <draw:custom-shape draw:style-name="gr29" draw:text-style-name="P16" xml:id="id5" draw:id="id5" draw:layer="layout" svg:width="6.2cm" svg:height="1cm" svg:x="13.4cm" svg:y="6.4cm">
          <text:p text:style-name="P16">uvc_queue_init()</text:p>
          <draw:enhanced-geometry svg:viewBox="0 0 21600 21600" draw:type="rectangle" draw:enhanced-path="M 0 0 L 21600 0 21600 21600 0 21600 0 0 Z N"/>
        </draw:custom-shape>
        <draw:custom-shape draw:style-name="gr29" draw:text-style-name="P16" xml:id="id7" draw:id="id7" draw:layer="layout" svg:width="6.2cm" svg:height="0.8cm" svg:x="13.4cm" svg:y="7.6cm">
          <text:p text:style-name="P16">uvc_video_init()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6.165cm" svg:height="0.8cm" svg:x="13.4cm" svg:y="8.8cm">
          <text:p text:style-name="P16">uvc_fo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6" xml:id="id8" draw:id="id8" draw:layer="layout" svg:width="6.2cm" svg:height="0.8cm" svg:x="13.4cm" svg:y="10cm">
          <text:p text:style-name="P16">video_register_device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19" draw:id="id19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list text:style-name="L1">
              <text:list-header>
                <text:p><text:span text:style-name="T2">Registration of v4l2 with UVC driver</text:span></text:p>
              </text:list-header>
            </text:list>
          </draw:text-box>
        </draw:frame>
        <draw:frame presentation:style-name="pr12" draw:layer="layout" svg:width="19.616cm" svg:height="9.143cm" svg:x="0.347cm" svg:y="1.483cm" presentation:class="outline" presentation:user-transformed="true">
          <draw:text-box>
            <text:list text:style-name="L2">
              <text:list-item>
                <text:p><text:span text:style-name="T13">v4l2_device_register(struct device *, struct v4l2_device *)</text:span></text:p>
              </text:list-item>
              <text:list-item>
                <text:p><text:span text:style-name="T13">Registering the v4l2 device instance.</text:span></text:p>
              </text:list-item>
              <text:list-item>
                <text:p><text:span text:style-name="T13">Initializing buffer queue using uvc_queue_init(struct <text:s/>uvc_video_queue *, enum v4l2_buf_type)</text:span></text:p>
              </text:list-item>
              <text:list-item>
                <text:p><text:span text:style-name="T13">Initialize struct v4l2_fops file operations with uvc_fops.</text:span></text:p>
              </text:list-item>
              <text:list-item>
                <text:p><text:span text:style-name="T13">Register the video device and creating the character device file(/dev/video0)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2" draw:text-style-name="P6" draw:layer="layout" svg:width="20.315cm" svg:height="0.526cm" svg:x="0cm" svg:y="10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.485cm" svg:height="0.382cm" svg:x="17.103cm" svg:y="10.341cm">
          <draw:image xlink:href="Pictures/10000201000000C40000001B369B2DB0.png" xlink:type="simple" xlink:show="embed" xlink:actuate="onLoad">
            <text:p/>
          </draw:image>
        </draw:frame>
        <draw:line draw:name="Line 2" draw:style-name="gr4" draw:text-style-name="P6" draw:layer="layout" svg:x1="0.344cm" svg:y1="1.391cm" svg:x2="16.599cm" svg:y2="1.391cm">
          <text:p/>
        </draw:line>
        <draw:line draw:name="Line 3" draw:style-name="gr5" draw:text-style-name="P6" draw:layer="layout" svg:x1="16.668cm" svg:y1="1.391cm" svg:x2="19.97cm" svg:y2="1.391cm">
          <text:p/>
        </draw:line>
        <draw:line draw:name="Line 4" draw:style-name="gr5" draw:text-style-name="P6" draw:layer="layout" svg:x1="0.434cm" svg:y1="10.014cm" svg:x2="16.689cm" svg:y2="10.014cm">
          <text:p/>
        </draw:line>
        <draw:line draw:name="Line 5" draw:style-name="gr4" draw:text-style-name="P6" draw:layer="layout" svg:x1="16.726cm" svg:y1="10.014cm" svg:x2="20.028cm" svg:y2="10.014cm">
          <text:p/>
        </draw:line>
        <draw:custom-shape draw:name="CustomShape 6" draw:style-name="gr32" draw:text-style-name="P8" draw:layer="layout" svg:width="0.113cm" svg:height="0.367cm" svg:x="6.266cm" svg:y="1.63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8" draw:layer="layout" svg:width="0.113cm" svg:height="0.366cm" svg:x="1.278cm" svg:y="2.453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" draw:text-style-name="P8" draw:layer="layout" svg:width="0.113cm" svg:height="0.366cm" svg:x="1.278cm" svg:y="4.08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8" draw:layer="layout" svg:width="0.113cm" svg:height="0.366cm" svg:x="1.278cm" svg:y="5.72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6" draw:text-style-name="P8" draw:layer="layout" svg:width="0.113cm" svg:height="0.366cm" svg:x="1.278cm" svg:y="7.354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7" draw:text-style-name="P8" draw:layer="layout" svg:width="0.113cm" svg:height="0.366cm" svg:x="1.278cm" svg:y="9.65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8" draw:text-style-name="P8" draw:layer="layout" svg:width="0.113cm" svg:height="0.366cm" svg:x="1.278cm" svg:y="11.289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9" draw:text-style-name="P8" draw:layer="layout" svg:width="0.113cm" svg:height="0.367cm" svg:x="1.278cm" svg:y="12.10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0" draw:text-style-name="P8" draw:layer="layout" svg:width="0.001cm" svg:height="0.924cm" svg:x="6.789cm" svg:y="0.152cm"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1" draw:text-style-name="P8" draw:layer="layout" svg:width="20.021cm" svg:height="7.668cm" svg:x="0.3cm" svg:y="1.973cm">
          <text:p text:style-name="P7"><text:span text:style-name="T7"><text:s text:c="2"/>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6" draw:layer="layout" svg:width="0.361cm" svg:height="0.647cm" svg:x="5.805cm" svg:y="5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2" draw:text-style-name="P17" draw:layer="layout" svg:width="3.809cm" svg:height="0.732cm" svg:x="1.929cm" svg:y="0.5cm">
          <text:p text:style-name="P7"><text:span text:style-name="T14">V4L2 driver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8" draw:layer="layout" svg:width="19.532cm" svg:height="7.773cm" svg:x="0.544cm" svg:y="1.972cm">
          <text:p text:style-name="P7"><text:span text:style-name="T15">static const struct v4l2_ioctl_ops camera_ioctl_ops = {</text:span></text:p>
          <text:p text:style-name="P7"><text:span text:style-name="T15"><text:s text:c="8"/></text:span><text:span text:style-name="T15">/* overlay */</text:span></text:p>
          <text:p text:style-name="P7"><text:span text:style-name="T15"><text:s text:c="8"/></text:span><text:span text:style-name="T15">.vidioc_enum_fmt_vid_overlay = vidioc_enum_fmt_vid_overlay,</text:span></text:p>
          <text:p text:style-name="P7"><text:span text:style-name="T15"><text:s text:c="8"/></text:span><text:span text:style-name="T15">.vidioc_g_fmt_vid_overlay = vidioc_g_fmt_vid_overlay,</text:span></text:p>
          <text:p text:style-name="P7"><text:span text:style-name="T15"><text:s text:c="8"/></text:span><text:span text:style-name="T15">.vidioc_try_fmt_vid_overlay = vidioc_try_fmt_vid_overlay,</text:span></text:p>
          <text:p text:style-name="P7"><text:span text:style-name="T15"><text:s text:c="8"/></text:span><text:span text:style-name="T15">.vidioc_s_fmt_vid_overlay = vidioc_s_fmt_vid_overlay,</text:span></text:p>
          <text:p text:style-name="P7"><text:span text:style-name="T15"><text:s text:c="8"/></text:span><text:span text:style-name="T15">.vidioc_overlay = vidioc_overlay,</text:span></text:p>
          <text:p text:style-name="P7"><text:span text:style-name="T15"><text:s text:c="8"/></text:span><text:span text:style-name="T15">.vidioc_g_fbuf = vidioc_g_fbuf,</text:span></text:p>
          <text:p text:style-name="P7"><text:span text:style-name="T15"><text:s text:c="8"/></text:span></text:p>
          <text:p text:style-name="P7"><text:span text:style-name="T15"><text:s text:c="8"/></text:span><text:span text:style-name="T15">.vidioc_querycap = vidioc_querycap, </text:span></text:p>
          <text:p text:style-name="P7"><text:span text:style-name="T15"><text:s text:c="8"/></text:span><text:span text:style-name="T15">.vidioc_enum_fmt_vid_cap = vidioc_enum_fmt_vid_cap,</text:span></text:p>
          <text:p text:style-name="P7"><text:span text:style-name="T15"><text:s text:c="8"/></text:span><text:span text:style-name="T15">.vidioc_g_fmt_vid_cap = vidioc_g_fmt_vid_cap,</text:span></text:p>
          <text:p text:style-name="P7"><text:span text:style-name="T15"><text:s text:c="8"/></text:span><text:span text:style-name="T15">.vidioc_try_fmt_vid_cap = vidioc_try_fmt_vid_cap,</text:span></text:p>
          <text:p text:style-name="P7"><text:span text:style-name="T15"><text:s text:c="8"/></text:span><text:span text:style-name="T15">.vidioc_s_fmt_vid_cap = vidioc_s_fmt_vid_cap,</text:span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5cm" svg:height="11.136cm" svg:x="3.074cm" svg:y="2.257cm" draw:page-number="13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2" draw:text-style-name="P6" draw:layer="layout" svg:width="20.315cm" svg:height="0.526cm" svg:x="0cm" svg:y="10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.485cm" svg:height="0.382cm" svg:x="17.103cm" svg:y="10.341cm">
          <draw:image xlink:href="Pictures/10000201000000C40000001B369B2DB0.png" xlink:type="simple" xlink:show="embed" xlink:actuate="onLoad">
            <text:p/>
          </draw:image>
        </draw:frame>
        <draw:line draw:name="Line 2" draw:style-name="gr4" draw:text-style-name="P6" draw:layer="layout" svg:x1="0.344cm" svg:y1="1.391cm" svg:x2="16.599cm" svg:y2="1.391cm">
          <text:p/>
        </draw:line>
        <draw:line draw:name="Line 3" draw:style-name="gr5" draw:text-style-name="P6" draw:layer="layout" svg:x1="16.668cm" svg:y1="1.391cm" svg:x2="19.97cm" svg:y2="1.391cm">
          <text:p/>
        </draw:line>
        <draw:line draw:name="Line 4" draw:style-name="gr5" draw:text-style-name="P6" draw:layer="layout" svg:x1="0.434cm" svg:y1="10.014cm" svg:x2="16.689cm" svg:y2="10.014cm">
          <text:p/>
        </draw:line>
        <draw:line draw:name="Line 5" draw:style-name="gr4" draw:text-style-name="P6" draw:layer="layout" svg:x1="16.726cm" svg:y1="10.014cm" svg:x2="20.028cm" svg:y2="10.014cm">
          <text:p/>
        </draw:line>
        <draw:custom-shape draw:name="CustomShape 6" draw:style-name="gr44" draw:text-style-name="P8" draw:layer="layout" svg:width="0.113cm" svg:height="0.367cm" svg:x="6.266cm" svg:y="1.63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8" draw:layer="layout" svg:width="0.113cm" svg:height="0.366cm" svg:x="1.278cm" svg:y="2.453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6" draw:text-style-name="P8" draw:layer="layout" svg:width="0.113cm" svg:height="0.366cm" svg:x="1.278cm" svg:y="4.08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7" draw:text-style-name="P8" draw:layer="layout" svg:width="0.113cm" svg:height="0.366cm" svg:x="1.278cm" svg:y="5.72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8" draw:layer="layout" svg:width="0.113cm" svg:height="0.366cm" svg:x="1.278cm" svg:y="7.354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9" draw:text-style-name="P8" draw:layer="layout" svg:width="0.113cm" svg:height="0.366cm" svg:x="1.278cm" svg:y="9.65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0" draw:text-style-name="P8" draw:layer="layout" svg:width="0.113cm" svg:height="0.366cm" svg:x="1.278cm" svg:y="11.289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8" draw:layer="layout" svg:width="0.113cm" svg:height="0.367cm" svg:x="1.278cm" svg:y="12.10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8" draw:layer="layout" svg:width="0.001cm" svg:height="0.924cm" svg:x="6.789cm" svg:y="0.152cm"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3" draw:text-style-name="P8" draw:layer="layout" svg:width="20.021cm" svg:height="7.668cm" svg:x="0.3cm" svg:y="1.973cm">
          <text:p text:style-name="P7"><text:span text:style-name="T7"><text:s text:c="2"/>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6" draw:layer="layout" svg:width="0.361cm" svg:height="0.647cm" svg:x="5.805cm" svg:y="5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4" draw:text-style-name="P18" draw:layer="layout" svg:width="8.4cm" svg:height="1.132cm" svg:x="0.6cm" svg:y="0.068cm">
          <text:p text:style-name="P7"><text:span text:style-name="T16">V4L2 driver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5" draw:text-style-name="P8" draw:layer="layout" svg:width="19.532cm" svg:height="7.772cm" svg:x="0.544cm" svg:y="1.972cm">
          <text:p text:style-name="P7"><text:span text:style-name="T6"/></text:p>
          <text:p text:style-name="P7"><text:span text:style-name="T6"/></text:p>
          <text:p text:style-name="P7"><text:span text:style-name="T15"><text:s text:c="8"/></text:span><text:span text:style-name="T15">/* buffer management */</text:span></text:p>
          <text:p text:style-name="P7"><text:span text:style-name="T15"><text:s text:c="8"/></text:span><text:span text:style-name="T15">.vidioc_reqbufs = uvc_ioctl_reqbufs,</text:span></text:p>
          <text:p text:style-name="P7"><text:span text:style-name="T15"><text:s text:c="8"/></text:span><text:span text:style-name="T15">.vidioc_create_bufs = uvc_ioctl_create_bufs,</text:span></text:p>
          <text:p text:style-name="P7"><text:span text:style-name="T15"><text:s text:c="8"/></text:span><text:span text:style-name="T15">.vidioc_querybuf = uvc_ioctl_querybuf,</text:span></text:p>
          <text:p text:style-name="P7"><text:span text:style-name="T15"><text:s text:c="8"/></text:span><text:span text:style-name="T15">.vidioc_qbuf = uvc_ioctl_qbuf,</text:span></text:p>
          <text:p text:style-name="P7"><text:span text:style-name="T15"><text:s text:c="8"/></text:span><text:span text:style-name="T15">.vidioc_dqbuf = uvc_ioctl_dqbuf,</text:span></text:p>
          <text:p text:style-name="P7"><text:span text:style-name="T15"><text:s text:c="8"/></text:span><text:span text:style-name="T15">.vidioc_enum_framesizes = vidioc_enum_framesizes,</text:span></text:p>
          <text:p text:style-name="P7"><text:span text:style-name="T15"><text:s text:c="8"/></text:span><text:span text:style-name="T15">.vidioc_enum_frameintervals = vidioc_enum_frameintervals,</text:span></text:p>
          <text:p text:style-name="P7"><text:span text:style-name="T15"><text:s text:c="8"/></text:span><text:span text:style-name="T15">.vidioc_g_parm <text:s text:c="7"/>= vidioc_g_parm,</text:span></text:p>
          <text:p text:style-name="P7"><text:span text:style-name="T15"><text:s text:c="8"/></text:span><text:span text:style-name="T15">.vidioc_s_parm <text:s text:c="7"/>= vidioc_s_parm,</text:span></text:p>
          <text:p text:style-name="P7"><text:span text:style-name="T15"><text:s text:c="8"/></text:span><text:span text:style-name="T15">.vidioc_streamon = uvc_ioctl_streamon,</text:span></text:p>
          <text:p text:style-name="P7"><text:span text:style-name="T15"><text:s text:c="8"/></text:span><text:span text:style-name="T15">.vidioc_streamoff = uvc_ioctl_streamoff,</text:span></text:p>
          <text:p text:style-name="P7"><text:span text:style-name="T15">}</text:span></text:p>
          <text:p text:style-name="P7"><text:span text:style-name="T15"/></text:p>
          <text:p text:style-name="P7"><text:span text:style-name="T15">Struct v4l2_ioctl_info *ioctl_info;</text:span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5cm" svg:height="11.136cm" svg:x="3.074cm" svg:y="2.257cm" draw:page-number="14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2" draw:text-style-name="P6" draw:layer="layout" svg:width="20.315cm" svg:height="0.526cm" svg:x="0cm" svg:y="10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.485cm" svg:height="0.382cm" svg:x="17.103cm" svg:y="10.341cm">
          <draw:image xlink:href="Pictures/10000201000000C40000001B369B2DB0.png" xlink:type="simple" xlink:show="embed" xlink:actuate="onLoad">
            <text:p/>
          </draw:image>
        </draw:frame>
        <draw:line draw:name="Line 2" draw:style-name="gr4" draw:text-style-name="P6" draw:layer="layout" svg:x1="0.344cm" svg:y1="1.391cm" svg:x2="16.599cm" svg:y2="1.391cm">
          <text:p/>
        </draw:line>
        <draw:line draw:name="Line 3" draw:style-name="gr5" draw:text-style-name="P6" draw:layer="layout" svg:x1="16.668cm" svg:y1="1.391cm" svg:x2="19.97cm" svg:y2="1.391cm">
          <text:p/>
        </draw:line>
        <draw:line draw:name="Line 4" draw:style-name="gr5" draw:text-style-name="P6" draw:layer="layout" svg:x1="0.434cm" svg:y1="10.014cm" svg:x2="16.689cm" svg:y2="10.014cm">
          <text:p/>
        </draw:line>
        <draw:line draw:name="Line 5" draw:style-name="gr4" draw:text-style-name="P6" draw:layer="layout" svg:x1="16.726cm" svg:y1="10.014cm" svg:x2="20.028cm" svg:y2="10.014cm">
          <text:p/>
        </draw:line>
        <draw:custom-shape draw:name="CustomShape 6" draw:style-name="gr56" draw:text-style-name="P8" draw:layer="layout" svg:width="0.113cm" svg:height="0.367cm" svg:x="6.266cm" svg:y="1.63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7" draw:text-style-name="P8" draw:layer="layout" svg:width="0.113cm" svg:height="0.366cm" svg:x="1.278cm" svg:y="2.453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8" draw:text-style-name="P8" draw:layer="layout" svg:width="0.113cm" svg:height="0.366cm" svg:x="1.278cm" svg:y="4.08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9" draw:text-style-name="P8" draw:layer="layout" svg:width="0.113cm" svg:height="0.366cm" svg:x="1.278cm" svg:y="5.72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0" draw:text-style-name="P8" draw:layer="layout" svg:width="0.113cm" svg:height="0.366cm" svg:x="1.278cm" svg:y="7.354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1" draw:text-style-name="P8" draw:layer="layout" svg:width="0.113cm" svg:height="0.366cm" svg:x="1.278cm" svg:y="9.65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2" draw:text-style-name="P8" draw:layer="layout" svg:width="0.113cm" svg:height="0.366cm" svg:x="1.278cm" svg:y="11.289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3" draw:text-style-name="P8" draw:layer="layout" svg:width="0.113cm" svg:height="0.367cm" svg:x="1.278cm" svg:y="12.10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4" draw:text-style-name="P8" draw:layer="layout" svg:width="0.001cm" svg:height="0.924cm" svg:x="6.789cm" svg:y="0.152cm"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5" draw:text-style-name="P8" draw:layer="layout" svg:width="20.021cm" svg:height="7.668cm" svg:x="0.3cm" svg:y="1.973cm">
          <text:p text:style-name="P7"><text:span text:style-name="T7"><text:s text:c="2"/>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6" draw:layer="layout" svg:width="0.361cm" svg:height="0.647cm" svg:x="5.805cm" svg:y="5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6" draw:text-style-name="P8" draw:layer="layout" svg:width="3.809cm" svg:height="1.331cm" svg:x="1.173cm" svg:y="0.543cm">
          <text:p text:style-name="P7"><text:span text:style-name="T17"/></text:p>
          <text:p text:style-name="P7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6" draw:text-style-name="P6" draw:layer="layout" svg:width="19.532cm" svg:height="7.772cm" svg:x="0.544cm" svg:y="1.9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6" draw:text-style-name="P6" draw:layer="layout" svg:width="15.817cm" svg:height="0.554cm" svg:x="2.758cm" svg:y="8.9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6" draw:layer="layout" svg:width="2.607cm" svg:height="0.875cm" svg:x="13.193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7" draw:text-style-name="P13" draw:layer="layout" svg:width="12.192cm" svg:height="7.876cm" svg:x="2.319cm" svg:y="1.823cm">
          <text:p text:style-name="P12"><text:span text:style-name="T8">static const struct v4l2_file_operations camera_fops = {</text:span></text:p>
          <text:p text:style-name="P12"><text:span text:style-name="T8"><text:s text:c="8"/></text:span><text:span text:style-name="T8">.owner = THIS_MODULE,</text:span></text:p>
          <text:p text:style-name="P12"><text:span text:style-name="T8"><text:s text:c="8"/></text:span><text:span text:style-name="T8">.open = v4l2_fh_open,</text:span></text:p>
          <text:p text:style-name="P12"><text:span text:style-name="T8"><text:s text:c="8"/></text:span><text:span text:style-name="T8">.release = uvc_fop_release,</text:span></text:p>
          <text:p text:style-name="P12"><text:span text:style-name="T8"><text:s text:c="8"/></text:span><text:span text:style-name="T8">.read = uvc_fop_read,</text:span></text:p>
          <text:p text:style-name="P12"><text:span text:style-name="T8"><text:s text:c="8"/></text:span><text:span text:style-name="T8">.poll = uvc_fop_poll,</text:span></text:p>
          <text:p text:style-name="P12"><text:span text:style-name="T8"><text:s text:c="8"/></text:span><text:span text:style-name="T8">.unlocked_ioctl = video_ioctl2, /* V4L2 ioctl handler */</text:span></text:p>
          <text:p text:style-name="P12"><text:span text:style-name="T8"><text:s text:c="8"/></text:span><text:span text:style-name="T8">.mmap = uvc_fop_mmap,</text:span></text:p>
          <text:p text:style-name="P12"><text:span text:style-name="T8">};</text:span></text:p>
          <text:p text:style-name="P12"><text:span text:style-name="T8"/></text:p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8" draw:text-style-name="P18" draw:layer="layout" svg:width="8.4cm" svg:height="1.132cm" svg:x="0.4cm" svg:y="0.2cm">
          <text:p text:style-name="P7"><text:span text:style-name="T16">V4L2 driver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5cm" svg:height="11.136cm" svg:x="3.074cm" svg:y="2.257cm" draw:page-number="15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name="CustomShape 1" draw:style-name="gr2" draw:text-style-name="P6" draw:layer="layout" svg:width="20.315cm" svg:height="0.526cm" svg:x="0cm" svg:y="10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.485cm" svg:height="0.382cm" svg:x="17.103cm" svg:y="10.341cm">
          <draw:image xlink:href="Pictures/10000201000000C40000001B369B2DB0.png" xlink:type="simple" xlink:show="embed" xlink:actuate="onLoad">
            <text:p/>
          </draw:image>
        </draw:frame>
        <draw:line draw:name="Line 2" draw:style-name="gr4" draw:text-style-name="P6" draw:layer="layout" svg:x1="0.344cm" svg:y1="1.391cm" svg:x2="16.599cm" svg:y2="1.391cm">
          <text:p/>
        </draw:line>
        <draw:line draw:name="Line 3" draw:style-name="gr5" draw:text-style-name="P6" draw:layer="layout" svg:x1="16.668cm" svg:y1="1.391cm" svg:x2="19.97cm" svg:y2="1.391cm">
          <text:p/>
        </draw:line>
        <draw:line draw:name="Line 4" draw:style-name="gr5" draw:text-style-name="P6" draw:layer="layout" svg:x1="0.434cm" svg:y1="10.014cm" svg:x2="16.689cm" svg:y2="10.014cm">
          <text:p/>
        </draw:line>
        <draw:line draw:name="Line 5" draw:style-name="gr4" draw:text-style-name="P6" draw:layer="layout" svg:x1="16.726cm" svg:y1="10.014cm" svg:x2="20.028cm" svg:y2="10.014cm">
          <text:p/>
        </draw:line>
        <draw:custom-shape draw:name="CustomShape 6" draw:style-name="gr69" draw:text-style-name="P8" draw:layer="layout" svg:width="0.113cm" svg:height="0.367cm" svg:x="6.266cm" svg:y="1.63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0" draw:text-style-name="P8" draw:layer="layout" svg:width="0.113cm" svg:height="0.366cm" svg:x="1.278cm" svg:y="2.453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1" draw:text-style-name="P8" draw:layer="layout" svg:width="0.113cm" svg:height="0.366cm" svg:x="1.278cm" svg:y="4.08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2" draw:text-style-name="P8" draw:layer="layout" svg:width="0.113cm" svg:height="0.366cm" svg:x="1.278cm" svg:y="5.72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8" draw:layer="layout" svg:width="0.113cm" svg:height="0.366cm" svg:x="1.278cm" svg:y="7.354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4" draw:text-style-name="P8" draw:layer="layout" svg:width="0.113cm" svg:height="0.366cm" svg:x="1.278cm" svg:y="9.65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5" draw:text-style-name="P8" draw:layer="layout" svg:width="0.113cm" svg:height="0.366cm" svg:x="1.278cm" svg:y="11.289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8" draw:layer="layout" svg:width="0.113cm" svg:height="0.367cm" svg:x="1.278cm" svg:y="12.10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7" draw:text-style-name="P8" draw:layer="layout" svg:width="0.001cm" svg:height="0.924cm" svg:x="6.789cm" svg:y="0.152cm"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8" draw:text-style-name="P8" draw:layer="layout" svg:width="20.021cm" svg:height="7.668cm" svg:x="0.176cm" svg:y="1.973cm">
          <text:p text:style-name="P7"><text:span text:style-name="T7"><text:s text:c="2"/>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6" draw:layer="layout" svg:width="0.361cm" svg:height="0.647cm" svg:x="5.805cm" svg:y="5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9" draw:text-style-name="P18" draw:layer="layout" svg:width="14.136cm" svg:height="1cm" svg:x="0.4cm" svg:y="0.2cm">
          <text:p text:style-name="P7"><text:span text:style-name="T16">Fil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0" draw:text-style-name="P8" draw:layer="layout" svg:width="19.532cm" svg:height="7.773cm" svg:x="0.58cm" svg:y="1.914cm">
          <text:p text:style-name="P7"><text:span text:style-name="T19">static const struct file_operations v4l2_fops = {</text:span></text:p>
          <text:p text:style-name="P7"><text:span text:style-name="T19"><text:s text:c="9"/></text:span><text:span text:style-name="T19">.owner = THIS_MODULE,</text:span></text:p>
          <text:p text:style-name="P7"><text:span text:style-name="T19"><text:s text:c="9"/></text:span><text:span text:style-name="T19">.read = v4l2_read,</text:span></text:p>
          <text:p text:style-name="P7"><text:span text:style-name="T19"><text:s text:c="9"/></text:span><text:span text:style-name="T19">.write = v4l2_write,</text:span></text:p>
          <text:p text:style-name="P7"><text:span text:style-name="T19"><text:s text:c="9"/></text:span><text:span text:style-name="T19">.open = v4l2_open,</text:span></text:p>
          <text:p text:style-name="P7"><text:span text:style-name="T19"><text:s text:c="9"/></text:span><text:span text:style-name="T19">.get_unmapped_area = v4l2_get_unmapped_area,</text:span></text:p>
          <text:p text:style-name="P7"><text:span text:style-name="T19"><text:s text:c="9"/></text:span><text:span text:style-name="T19">.mmap = v4l2_mmap,</text:span></text:p>
          <text:p text:style-name="P7"><text:span text:style-name="T19"><text:s text:c="9"/></text:span><text:span text:style-name="T19">.unlocked_ioctl = v4l2_ioctl,</text:span></text:p>
          <text:p text:style-name="P7"><text:span text:style-name="T19"><text:s text:c="9"/></text:span><text:span text:style-name="T19">.release = v4l2_release,</text:span></text:p>
          <text:p text:style-name="P7"><text:span text:style-name="T19"><text:s text:c="9"/></text:span><text:span text:style-name="T19">.poll = v4l2_poll,</text:span></text:p>
          <text:p text:style-name="P7"><text:span text:style-name="T19"><text:s text:c="9"/></text:span><text:span text:style-name="T19">.llseek = no_llseek,</text:span></text:p>
          <text:p text:style-name="P7"><text:span text:style-name="T19">}</text:span></text:p>
          <text:p text:style-name="P7"><text:span text:style-name="T19"/></text:p>
          <text:p text:style-name="P7"><text:span text:style-name="T19"/></text:p>
          <text:p text:style-name="P7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5cm" svg:height="11.136cm" svg:x="3.074cm" svg:y="2.257cm" draw:page-number="16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custom-shape draw:name="CustomShape 1" draw:style-name="gr2" draw:text-style-name="P6" draw:layer="layout" svg:width="20.315cm" svg:height="0.526cm" svg:x="0cm" svg:y="10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.485cm" svg:height="0.382cm" svg:x="17.103cm" svg:y="10.341cm">
          <draw:image xlink:href="Pictures/10000201000000C40000001B369B2DB0.png" xlink:type="simple" xlink:show="embed" xlink:actuate="onLoad">
            <text:p/>
          </draw:image>
        </draw:frame>
        <draw:line draw:name="Line 2" draw:style-name="gr4" draw:text-style-name="P6" draw:layer="layout" svg:x1="0.344cm" svg:y1="1.391cm" svg:x2="16.599cm" svg:y2="1.391cm">
          <text:p/>
        </draw:line>
        <draw:line draw:name="Line 3" draw:style-name="gr5" draw:text-style-name="P6" draw:layer="layout" svg:x1="16.668cm" svg:y1="1.391cm" svg:x2="19.97cm" svg:y2="1.391cm">
          <text:p/>
        </draw:line>
        <draw:line draw:name="Line 4" draw:style-name="gr5" draw:text-style-name="P6" draw:layer="layout" svg:x1="0.434cm" svg:y1="10.014cm" svg:x2="16.689cm" svg:y2="10.014cm">
          <text:p/>
        </draw:line>
        <draw:line draw:name="Line 5" draw:style-name="gr4" draw:text-style-name="P6" draw:layer="layout" svg:x1="16.726cm" svg:y1="10.014cm" svg:x2="20.028cm" svg:y2="10.014cm">
          <text:p/>
        </draw:line>
        <draw:custom-shape draw:name="CustomShape 6" draw:style-name="gr81" draw:text-style-name="P8" draw:layer="layout" svg:width="0.113cm" svg:height="0.367cm" svg:x="6.266cm" svg:y="1.63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2" draw:text-style-name="P8" draw:layer="layout" svg:width="0.113cm" svg:height="0.366cm" svg:x="1.278cm" svg:y="2.453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3" draw:text-style-name="P8" draw:layer="layout" svg:width="0.113cm" svg:height="0.366cm" svg:x="1.278cm" svg:y="4.08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4" draw:text-style-name="P8" draw:layer="layout" svg:width="0.113cm" svg:height="0.366cm" svg:x="1.278cm" svg:y="5.72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5" draw:text-style-name="P8" draw:layer="layout" svg:width="0.113cm" svg:height="0.366cm" svg:x="1.278cm" svg:y="7.354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6" draw:text-style-name="P8" draw:layer="layout" svg:width="0.113cm" svg:height="0.366cm" svg:x="1.278cm" svg:y="9.65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7" draw:text-style-name="P8" draw:layer="layout" svg:width="0.113cm" svg:height="0.366cm" svg:x="1.278cm" svg:y="11.289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8" draw:text-style-name="P8" draw:layer="layout" svg:width="0.113cm" svg:height="0.367cm" svg:x="1.278cm" svg:y="12.10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9" draw:text-style-name="P8" draw:layer="layout" svg:width="0.001cm" svg:height="0.924cm" svg:x="6.789cm" svg:y="0.152cm"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0" draw:text-style-name="P8" draw:layer="layout" svg:width="20.021cm" svg:height="7.668cm" svg:x="0.176cm" svg:y="1.973cm">
          <text:p text:style-name="P7"><text:span text:style-name="T7"><text:s text:c="2"/>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6" draw:layer="layout" svg:width="0.361cm" svg:height="0.647cm" svg:x="5.805cm" svg:y="5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1" draw:text-style-name="P19" draw:layer="layout" svg:width="14.158cm" svg:height="1cm" svg:x="0.2cm" svg:y="0.2cm">
          <text:list text:style-name="L1">
            <text:list-header>
              <text:p text:style-name="P1"><text:span text:style-name="T20">Application interacting with v4l2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8" draw:layer="layout" svg:width="19.532cm" svg:height="7.772cm" svg:x="0.544cm" svg:y="1.973cm"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layer="layout" svg:width="19.745cm" svg:height="8.2cm" svg:x="0.255cm" svg:y="1.6cm">
          <draw:text-box>
            <text:list text:style-name="L2">
              <text:list-item>
                <text:p>VIDIOC_S_FMT--&gt; Set format</text:p>
              </text:list-item>
              <text:list-item>
                <text:p>VIDIOC_G_FMT--&gt;Get format</text:p>
              </text:list-item>
              <text:list-item>
                <text:p>VIDIOC_QBUF--&gt;To place video buffer to the buffer queue.</text:p>
              </text:list-item>
              <text:list-item>
                <text:p>VIDIOC_DQBUF--&gt;To dequeue a video buffer from the buffer queue.</text:p>
              </text:list-item>
              <text:list-item>
                <text:p>VIDIOC_STREAMON--&gt;To start video capture functionality</text:p>
              </text:list-item>
              <text:list-item>
                <text:p>VIDIOC_STREAMOFF--&gt;To stop video capture functionality</text:p>
              </text:list-item>
            </text:list>
          </draw:text-box>
        </draw:frame>
        <presentation:notes draw:style-name="dp2">
          <draw:page-thumbnail draw:style-name="gr1" draw:layer="layout" svg:width="14.85cm" svg:height="11.136cm" svg:x="3.074cm" svg:y="2.257cm" draw:page-number="17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draw:custom-shape draw:name="CustomShape 1" draw:style-name="gr2" draw:text-style-name="P6" draw:layer="layout" svg:width="20.315cm" svg:height="0.526cm" svg:x="0cm" svg:y="10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.485cm" svg:height="0.382cm" svg:x="17.103cm" svg:y="10.341cm">
          <draw:image xlink:href="Pictures/10000201000000C40000001B369B2DB0.png" xlink:type="simple" xlink:show="embed" xlink:actuate="onLoad">
            <text:p/>
          </draw:image>
        </draw:frame>
        <draw:line draw:name="Line 2" draw:style-name="gr4" draw:text-style-name="P6" draw:layer="layout" svg:x1="0.344cm" svg:y1="1.391cm" svg:x2="16.599cm" svg:y2="1.391cm">
          <text:p/>
        </draw:line>
        <draw:line draw:name="Line 3" draw:style-name="gr5" draw:text-style-name="P6" draw:layer="layout" svg:x1="16.668cm" svg:y1="1.391cm" svg:x2="19.97cm" svg:y2="1.391cm">
          <text:p/>
        </draw:line>
        <draw:line draw:name="Line 4" draw:style-name="gr5" draw:text-style-name="P6" draw:layer="layout" svg:x1="0.434cm" svg:y1="10.014cm" svg:x2="16.689cm" svg:y2="10.014cm">
          <text:p/>
        </draw:line>
        <draw:line draw:name="Line 5" draw:style-name="gr4" draw:text-style-name="P6" draw:layer="layout" svg:x1="16.726cm" svg:y1="10.014cm" svg:x2="20.028cm" svg:y2="10.014cm">
          <text:p/>
        </draw:line>
        <draw:custom-shape draw:name="CustomShape 6" draw:style-name="gr93" draw:text-style-name="P8" draw:layer="layout" svg:width="0.113cm" svg:height="0.367cm" svg:x="6.266cm" svg:y="1.63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4" draw:text-style-name="P8" draw:layer="layout" svg:width="0.113cm" svg:height="0.366cm" svg:x="1.278cm" svg:y="2.453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5" draw:text-style-name="P8" draw:layer="layout" svg:width="0.113cm" svg:height="0.366cm" svg:x="1.278cm" svg:y="4.086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6" draw:text-style-name="P8" draw:layer="layout" svg:width="0.113cm" svg:height="0.366cm" svg:x="1.278cm" svg:y="5.72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7" draw:text-style-name="P8" draw:layer="layout" svg:width="0.113cm" svg:height="0.366cm" svg:x="1.278cm" svg:y="7.354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8" draw:text-style-name="P8" draw:layer="layout" svg:width="0.113cm" svg:height="0.366cm" svg:x="1.278cm" svg:y="9.65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9" draw:text-style-name="P8" draw:layer="layout" svg:width="0.113cm" svg:height="0.366cm" svg:x="1.278cm" svg:y="11.289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0" draw:text-style-name="P8" draw:layer="layout" svg:width="0.113cm" svg:height="0.367cm" svg:x="1.278cm" svg:y="12.10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1" draw:text-style-name="P8" draw:layer="layout" svg:width="0.001cm" svg:height="0.924cm" svg:x="6.789cm" svg:y="0.152cm"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2" draw:text-style-name="P8" draw:layer="layout" svg:width="20.021cm" svg:height="7.668cm" svg:x="0.176cm" svg:y="1.973cm">
          <text:p text:style-name="P7"><text:span text:style-name="T7"><text:s text:c="2"/>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6" draw:layer="layout" svg:width="0.361cm" svg:height="0.647cm" svg:x="5.805cm" svg:y="5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3" draw:text-style-name="P20" draw:layer="layout" svg:width="14.158cm" svg:height="1cm" svg:x="0.29cm" svg:y="0.147cm">
          <text:list text:style-name="L1">
            <text:list-header>
              <text:p text:style-name="P1"><text:span text:style-name="T21">Application interacting with v4l2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04" draw:text-style-name="P8" draw:layer="layout" svg:width="19.532cm" svg:height="7.772cm" svg:x="0.544cm" svg:y="1.973cm"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5" draw:text-style-name="P11" draw:layer="layout" svg:width="3.917cm" svg:height="0.652cm" svg:x="7.692cm" svg:y="1.633cm">
          <text:p text:style-name="P10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6" draw:text-style-name="P11" draw:layer="layout" svg:width="2.757cm" svg:height="0.652cm" svg:x="8.126cm" svg:y="2.83cm">
          <text:p text:style-name="P10"><text:span text:style-name="T8">/dev/video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07" draw:text-style-name="P11" draw:layer="layout" svg:width="4.933cm" svg:height="0.652cm" svg:x="1.741cm" svg:y="4.354cm">
          <text:p text:style-name="P10"><text:span text:style-name="T8">VIDIOC_QUERYC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08" draw:text-style-name="P11" draw:layer="layout" svg:width="4.788cm" svg:height="0.652cm" svg:x="8.127cm" svg:y="4.354cm">
          <text:p text:style-name="P10"><text:span text:style-name="T8">VIDIOC_REQ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9" draw:text-style-name="P11" draw:layer="layout" svg:width="4.643cm" svg:height="0.652cm" svg:x="14.513cm" svg:y="4.354cm">
          <text:p text:style-name="P10"><text:span text:style-name="T8">VIDIOC_Q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0" draw:text-style-name="P11" draw:layer="layout" svg:width="4.643cm" svg:height="0.76cm" svg:x="14.513cm" svg:y="6.205cm">
          <text:p text:style-name="P10"><text:span text:style-name="T8">VIDIOC_STREA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1" draw:text-style-name="P11" draw:layer="layout" svg:width="4.788cm" svg:height="0.76cm" svg:x="8.272cm" svg:y="6.205cm">
          <text:p text:style-name="P10"><text:span text:style-name="T8">VIDIOC_DQ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2" draw:text-style-name="P11" draw:layer="layout" svg:width="4.933cm" svg:height="0.76cm" svg:x="1.804cm" svg:y="6.168cm">
          <text:p text:style-name="P10"><text:span text:style-name="T8">VIDIOC_STREAM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1" draw:text-style-name="P6" draw:layer="layout" svg:x1="9.433cm" svg:y1="2.286cm" svg:x2="9.433cm" svg:y2="2.83cm">
          <text:p/>
        </draw:line>
        <draw:line draw:name="Line 28" draw:style-name="gr22" draw:text-style-name="P6" draw:layer="layout" svg:x1="3.773cm" svg:y1="3.157cm" svg:x2="8.127cm" svg:y2="3.157cm">
          <text:p/>
        </draw:line>
        <draw:line draw:name="Line 29" draw:style-name="gr21" draw:text-style-name="P6" draw:layer="layout" svg:x1="3.773cm" svg:y1="3.157cm" svg:x2="3.773cm" svg:y2="4.354cm">
          <text:p/>
        </draw:line>
        <draw:line draw:name="Line 30" draw:style-name="gr21" draw:text-style-name="P6" draw:layer="layout" svg:x1="6.676cm" svg:y1="4.68cm" svg:x2="8.127cm" svg:y2="4.68cm">
          <text:p/>
        </draw:line>
        <draw:line draw:name="Line 31" draw:style-name="gr21" draw:text-style-name="P6" draw:layer="layout" svg:x1="12.917cm" svg:y1="4.68cm" svg:x2="14.659cm" svg:y2="4.68cm">
          <text:p/>
        </draw:line>
        <draw:line draw:name="Line 32" draw:style-name="gr21" draw:text-style-name="P6" draw:layer="layout" svg:x1="16.835cm" svg:y1="5.008cm" svg:x2="16.835cm" svg:y2="6.205cm">
          <text:p/>
        </draw:line>
        <draw:line draw:name="Line 33" draw:style-name="gr21" draw:text-style-name="P6" draw:layer="layout" svg:x1="14.512cm" svg:y1="6.64cm" svg:x2="12.916cm" svg:y2="6.64cm">
          <text:p/>
        </draw:line>
        <draw:line draw:name="Line 34" draw:style-name="gr21" draw:text-style-name="P6" draw:layer="layout" svg:x1="8.272cm" svg:y1="6.64cm" svg:x2="6.739cm" svg:y2="6.64cm">
          <text:p/>
        </draw:line>
        <presentation:notes draw:style-name="dp2">
          <draw:page-thumbnail draw:style-name="gr1" draw:layer="layout" svg:width="14.85cm" svg:height="11.136cm" svg:x="3.074cm" svg:y="2.257cm" draw:page-number="18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" xml:id="id20" draw:id="id20">
        <draw:frame presentation:style-name="pr7" draw:text-style-name="P21" draw:layer="layout" svg:width="18.202cm" svg:height="0.888cm" svg:x="0.4cm" svg:y="0.169cm" presentation:class="title" presentation:user-transformed="true">
          <draw:text-box>
            <text:p><text:span text:style-name="T22">Commands to run v4l2 utility</text:span></text:p>
          </draw:text-box>
        </draw:frame>
        <draw:frame presentation:style-name="pr12" draw:text-style-name="P5" draw:layer="layout" svg:width="19.616cm" svg:height="9.143cm" svg:x="0.347cm" svg:y="1.483cm" presentation:class="outline" presentation:user-transformed="true">
          <draw:text-box>
            <text:list text:style-name="L2">
              <text:list-item>
                <text:p><text:span text:style-name="T4">v4l2-ctl –list-devices</text:span></text:p>
              </text:list-item>
              <text:list-item>
                <text:p><text:span text:style-name="T4">v4l2-ctl –list-formats</text:span></text:p>
              </text:list-item>
              <text:list-item>
                <text:p><text:span text:style-name="T4">v4l2-ctl –set-fmt-video=width=1920,height=1080,pixelformat=1</text:span></text:p>
              </text:list-item>
              <text:list-item>
                <text:p><text:span text:style-name="T4">v4l2-ctl --stream-mmap=3 --stream-count=100 –stream-to=somefile.mp4</text:span></text:p>
              </text:list-item>
              <text:list-item>
                <text:p><text:span text:style-name="T4">v4l2-ctl -d /dev/video -P</text:span></text:p>
              </text:list-item>
              <text:list-item>
                <text:p><text:span text:style-name="T4">v4l2-ctl -p 30 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ddress" xml:id="id21" draw:id="id21"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1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osing" xml:id="id22" draw:id="id22"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1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" svg:font-family="Arial"/>
    <style:font-face style:name="Calibri1" svg:font-family="Calibri"/>
    <style:font-face style:name="Century Gothic3" svg:font-family="'Century Gothic'"/>
    <style:font-face style:name="DejaVu Sans2" svg:font-family="'DejaVu Sans'"/>
    <style:font-face style:name="Droid Sans Fallback2" svg:font-family="'Droid Sans Fallback'"/>
    <style:font-face style:name="OpenSymbol2" svg:font-family="OpenSymbol, 'Arial Unicode MS'"/>
    <style:font-face style:name="WenQuanYi Micro Hei1" svg:font-family="'WenQuanYi Micro Hei'"/>
    <style:font-face style:name="Century Gothic4" svg:font-family="'Century Gothic'" style:font-family-generic="swiss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Century Gothic2" svg:font-family="'Century Gothic'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71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7.3999996185303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7cm" fo:text-indent="0cm"/>
      <style:text-properties fo:font-variant="normal" fo:text-transform="none" style:text-line-through-style="none" style:text-line-through-type="none" style:text-position="0% 100%" fo:font-size="15.199999809265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163cm" fo:text-indent="0cm"/>
      <style:text-properties fo:font-variant="normal" fo:text-transform="none" style:text-line-through-style="none" style:text-line-through-type="none" style:text-position="0% 100%" fo:font-size="13.1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108cm" fo:text-indent="0cm"/>
      <style:text-properties fo:font-variant="normal" fo:text-transform="none" style:text-line-through-style="none" style:text-line-through-type="none" style:text-position="0% 100%" fo:font-size="10.8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054cm" fo:text-indent="0cm"/>
      <style:text-properties fo:font-size="10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4cm" fo:text-indent="0cm"/>
      <style:text-properties fo:font-size="10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4cm" fo:text-indent="0cm"/>
      <style:text-properties fo:font-size="10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4cm" fo:text-indent="0cm"/>
      <style:text-properties fo:font-size="10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4cm" fo:text-indent="0cm"/>
      <style:text-properties fo:font-size="10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3.8999996185303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8.287cm" svg:height="1.908cm" svg:x="1.015cm" svg:y="0.455cm" presentation:class="title" presentation:placeholder="true">
        <draw:text-box/>
      </draw:frame>
      <draw:frame presentation:style-name="Default-outline1" draw:layer="backgroundobjects" svg:width="18.287cm" svg:height="6.629cm" svg:x="1.015cm" svg:y="2.674cm" presentation:class="outline" presentation:placeholder="true">
        <draw:text-box/>
      </draw:frame>
      <draw:frame presentation:style-name="Mpr13" draw:text-style-name="MP1" draw:layer="backgroundobjects" svg:width="4.733cm" svg:height="0.788cm" svg:x="1.015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1" draw:layer="backgroundobjects" svg:width="6.44cm" svg:height="0.788cm" svg:x="6.948cm" svg:y="10.412cm" presentation:class="footer">
        <draw:text-box>
          <text:p text:style-name="MP21"><text:span text:style-name="MT1"><presentation:footer/></text:span></text:p>
        </draw:text-box>
      </draw:frame>
      <draw:frame presentation:style-name="Mpr13" draw:text-style-name="MP2" draw:layer="backgroundobjects" svg:width="4.733cm" svg:height="0.788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1:43:16.784758150</meta:creation-date>
    <dc:date>2017-09-07T11:54:05.623262190</dc:date>
    <meta:editing-duration>PT9H1M45S</meta:editing-duration>
    <meta:editing-cycles>115</meta:editing-cycles>
    <meta:generator>LibreOffice/4.2.8.2$Linux_X86_64 LibreOffice_project/420m0$Build-2</meta:generator>
    <meta:document-statistic meta:object-count="359"/>
  </office:meta>
</office:document-meta>
</file>